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b96" officeooo:paragraph-rsid="0004943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494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officeooo:rsid="0011fb96" officeooo:paragraph-rsid="0004943d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fb96" officeooo:paragraph-rsid="0004943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fb96" officeooo:paragraph-rsid="0004943d" style:font-weight-asian="bold" style:font-weight-complex="bold"/>
    </style:style>
    <style:style style:name="T1" style:family="text">
      <style:text-properties officeooo:rsid="0005359f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04943d" style:font-size-asian="44pt" style:font-size-complex="44pt"/>
    </style:style>
    <style:style style:name="T4" style:family="text">
      <style:text-properties fo:font-size="44pt" officeooo:rsid="00081842" style:font-size-asian="44pt" style:font-size-complex="44pt"/>
    </style:style>
    <style:style style:name="T5" style:family="text">
      <style:text-properties fo:font-size="44pt" officeooo:rsid="000af0b4" style:font-size-asian="44pt" style:font-size-complex="44pt"/>
    </style:style>
    <style:style style:name="T6" style:family="text">
      <style:text-properties officeooo:rsid="000af0b4"/>
    </style:style>
    <style:style style:name="T7" style:family="text">
      <style:text-properties fo:language="pt" fo:country="BR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1"><text:span text:style-name="T3">PROVA</text:span><text:span text:style-name="T2"> </text:span><text:span text:style-name="T4">I</text:span><text:span text:style-name="T5">I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OA VISTA, 1<text:span text:style-name="T6">9</text:span> DE <text:span text:style-name="T6">NOVEMBRO</text:span><text:span text:style-name="T6"> </text:span>DE 2020</text:p>
      <text:p text:style-name="P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5M19S</meta:editing-duration>
    <meta:editing-cycles>9</meta:editing-cycles>
    <meta:generator>LibreOffice/6.3.3.2$Windows_X86_64 LibreOffice_project/a64200df03143b798afd1ec74a12ab50359878ed</meta:generator>
    <dc:date>2020-11-19T13:03:30.956000000</dc:date>
    <meta:document-statistic meta:table-count="0" meta:image-count="0" meta:object-count="0" meta:page-count="2" meta:paragraph-count="6" meta:word-count="25" meta:character-count="150" meta:non-whitespace-character-count="131"/>
    <meta:user-defined meta:name="Info 1"/>
    <meta:user-defined meta:name="Info 2"/>
    <meta:user-defined meta:name="Info 3"/>
    <meta:user-defined meta:name="Info 4"/>
  </office:meta>
</office:document-meta>
</file>